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1d644" officeooo:paragraph-rsid="000badf9" style:font-size-asian="15pt" style:font-size-complex="15pt"/>
    </style:style>
    <style:style style:name="P2" style:family="paragraph" style:parent-style-name="Standard">
      <style:paragraph-properties fo:text-align="justify" style:justify-single-word="false"/>
      <style:text-properties fo:font-size="15pt" officeooo:rsid="0001d644" officeooo:paragraph-rsid="000a5f65" style:font-size-asian="15pt" style:font-size-complex="15pt"/>
    </style:style>
    <style:style style:name="P3" style:family="paragraph" style:parent-style-name="Standard">
      <style:paragraph-properties fo:text-align="justify" style:justify-single-word="false"/>
      <style:text-properties fo:font-size="15pt" officeooo:rsid="0001d644" officeooo:paragraph-rsid="000865c2" style:font-size-asian="15pt" style:font-size-complex="15pt"/>
    </style:style>
    <style:style style:name="P4" style:family="paragraph" style:parent-style-name="Standard">
      <style:paragraph-properties fo:text-align="justify" style:justify-single-word="false"/>
      <style:text-properties fo:font-size="15pt" officeooo:rsid="0001d644" officeooo:paragraph-rsid="0011bc8a" style:font-size-asian="15pt" style:font-size-complex="15pt"/>
    </style:style>
    <style:style style:name="P5" style:family="paragraph" style:parent-style-name="Standard">
      <style:paragraph-properties fo:text-align="justify" style:justify-single-word="false"/>
      <style:text-properties fo:font-size="15pt" officeooo:rsid="0001d644" officeooo:paragraph-rsid="0015a55a" style:font-size-asian="15pt" style:font-size-complex="15pt"/>
    </style:style>
    <style:style style:name="P6" style:family="paragraph" style:parent-style-name="Standard">
      <style:paragraph-properties fo:text-align="justify" style:justify-single-word="false"/>
      <style:text-properties fo:font-size="15pt" officeooo:rsid="0001d644" officeooo:paragraph-rsid="001ced4c" style:font-size-asian="15pt" style:font-size-complex="15pt"/>
    </style:style>
    <style:style style:name="P7" style:family="paragraph" style:parent-style-name="Standard">
      <style:paragraph-properties fo:text-align="justify" style:justify-single-word="false"/>
      <style:text-properties fo:font-size="15pt" officeooo:rsid="000a5f65" officeooo:paragraph-rsid="000a5f65" style:font-size-asian="15pt" style:font-size-complex="15pt"/>
    </style:style>
    <style:style style:name="P8" style:family="paragraph" style:parent-style-name="Standard">
      <style:paragraph-properties fo:text-align="justify" style:justify-single-word="false"/>
      <style:text-properties fo:font-size="15pt" officeooo:rsid="0013b30a" officeooo:paragraph-rsid="0013b30a" style:font-size-asian="15pt" style:font-size-complex="15pt"/>
    </style:style>
    <style:style style:name="P9" style:family="paragraph" style:parent-style-name="Standard">
      <style:paragraph-properties fo:text-align="justify" style:justify-single-word="false"/>
      <style:text-properties fo:font-size="15pt" officeooo:rsid="001ced4c" officeooo:paragraph-rsid="001ced4c" style:font-size-asian="15pt" style:font-size-complex="15pt"/>
    </style:style>
    <style:style style:name="T1" style:family="text">
      <style:text-properties officeooo:rsid="0002bc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complex biochemical processes that give rise to life begin with the recognition of one molecule by another:<text:span text:style-name="T1"> </text:span>a hormone bind<text:span text:style-name="T1">ing</text:span> to its receptor, an enzyme bind<text:span text:style-name="T1">ing</text:span> its substrate, <text:span text:style-name="T1">a transcription factor binding DNA, etc. Convention <text:s/>holds that the smaller of two molecules under consideration is referred to as the ligand, and the larger is referred to as the receptor. Recognition between the ligand and receptor is driven by a mix of non-covalent interactions including electrostatic forces, van der Waals forces, and the hydrophobic effect. The strength and number of those interactions determine the degree of recognition or affinity of the ligand for the receptor. Variations in affinity account for the selectivity</text:span></text:p>
      <text:p text:style-name="P6"/>
      <text:p text:style-name="P9">We will consider receptor systems that dimerize and exhibit variations in affinity called cooperativitiy. Ert</text:p>
      <text:p text:style-name="P6"/>
      <text:p text:style-name="P6"><text:span text:style-name="T1"><text:s/>(something about different pathways? examples of why a protein doesn’t bind to everything) blah blah blah. </text:span></text:p>
      <text:p text:style-name="P4"/>
      <text:p text:style-name="P8">Receptor can have multiple binding</text:p>
      <text:p text:style-name="P4"/>
      <text:p text:style-name="P4"><text:span text:style-name="T1">The strength and number contribute to the affinity of the ligand, conventionally the smaller of the two molecules</text:span></text:p>
      <text:p text:style-name="P1"/>
      <text:p text:style-name="P1"/>
      <text:p text:style-name="P1"/>
      <text:p text:style-name="P1"/>
      <text:p text:style-name="P1"/>
      <text:p text:style-name="P1"/>
      <text:p text:style-name="P1"><text:span text:style-name="T1">Examples include electrostatic forces, van der Waals forces, and the hydrophobic effect</text:span></text:p>
      <text:p text:style-name="P2"/>
      <text:p text:style-name="P2"/>
      <text:p text:style-name="P2"><text:span text:style-name="T1">The strength and number of those interactions contribute to the affinity of the ligand for the receptor </text:span></text:p>
      <text:p text:style-name="P3"/>
      <text:p text:style-name="P7">Define lig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36:44.075454000</meta:creation-date>
    <dc:date>2016-04-15T09:56:27.505028000</dc:date>
    <meta:editing-duration>PT1H41M13S</meta:editing-duration>
    <meta:editing-cycles>10</meta:editing-cycles>
    <meta:generator>LibreOffice/5.1.0.3$MacOSX_X86_64 LibreOffice_project/5e3e00a007d9b3b6efb6797a8b8e57b51ab1f737</meta:generator>
    <meta:document-statistic meta:table-count="0" meta:image-count="0" meta:object-count="0" meta:page-count="1" meta:paragraph-count="8" meta:word-count="197" meta:character-count="1289" meta:non-whitespace-character-count="1095"/>
  </office:meta>
</office:document-meta>
</file>